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427720885925" calcext:value-type="float">
            <text:p>99,64</text:p>
          </table:table-cell>
          <table:table-cell table:style-name="ce3" table:formula="of:=([.F2]/12597)*100" office:value-type="float" office:value="0.357227911407478" calcext:value-type="float">
            <text:p>0,36</text:p>
          </table:table-cell>
          <table:table-cell office:value-type="float" office:value="8257" calcext:value-type="float">
            <text:p>8257</text:p>
          </table:table-cell>
          <table:table-cell table:style-name="ce4" table:formula="of:=[.E18]+[.H18]" office:value-type="float" office:value="12552" calcext:value-type="float">
            <text:p>12552</text:p>
          </table:table-cell>
          <table:table-cell table:formula="of:=12597-[.E2]" office:value-type="float" office:value="45" calcext:value-type="float">
            <text:p>45</text:p>
          </table:table-cell>
          <table:table-cell office:value-type="float" office:value="133.942723989" calcext:value-type="float">
            <text:p>133,942723989</text:p>
          </table:table-cell>
          <table:table-cell office:value-type="float" office:value="16.0160639286" calcext:value-type="float">
            <text:p>16,016063928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 office:value-type="float" office:value="8482" calcext:value-type="float">
            <text:p>8482</text:p>
          </table:table-cell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158.209221125" calcext:value-type="float">
            <text:p>158,209221125</text:p>
          </table:table-cell>
          <table:table-cell office:value-type="float" office:value="16.4461450577" calcext:value-type="float">
            <text:p>16,446145057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 office:value-type="float" office:value="8425" calcext:value-type="float">
            <text:p>8425</text:p>
          </table:table-cell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192.920026064" calcext:value-type="float">
            <text:p>192,920026064</text:p>
          </table:table-cell>
          <table:table-cell office:value-type="float" office:value="16.4909749031" calcext:value-type="float">
            <text:p>16,490974903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 office:value-type="float" office:value="8461" calcext:value-type="float">
            <text:p>8461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211.521938086" calcext:value-type="float">
            <text:p>211,521938086</text:p>
          </table:table-cell>
          <table:table-cell office:value-type="float" office:value="16.3960661888" calcext:value-type="float">
            <text:p>16,396066188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69786457093" calcext:value-type="float">
            <text:p>99,77</text:p>
          </table:table-cell>
          <table:table-cell table:style-name="ce3" table:formula="of:=([.F6]/12597)*100" office:value-type="float" office:value="0.230213542907041" calcext:value-type="float">
            <text:p>0,23</text:p>
          </table:table-cell>
          <table:table-cell office:value-type="float" office:value="8301" calcext:value-type="float">
            <text:p>8301</text:p>
          </table:table-cell>
          <table:table-cell table:style-name="ce4" table:formula="of:=[.E22]+[.H22]" office:value-type="float" office:value="12568" calcext:value-type="float">
            <text:p>12568</text:p>
          </table:table-cell>
          <table:table-cell table:formula="of:=12597-[.E6]" office:value-type="float" office:value="29" calcext:value-type="float">
            <text:p>29</text:p>
          </table:table-cell>
          <table:table-cell office:value-type="float" office:value="185.753638029" calcext:value-type="float">
            <text:p>185,753638029</text:p>
          </table:table-cell>
          <table:table-cell office:value-type="float" office:value="16.1415069103" calcext:value-type="float">
            <text:p>16,14150691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 office:value-type="float" office:value="8170" calcext:value-type="float">
            <text:p>8170</text:p>
          </table:table-cell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212.044988155" calcext:value-type="float">
            <text:p>212,044988155</text:p>
          </table:table-cell>
          <table:table-cell office:value-type="float" office:value="15.8824269772" calcext:value-type="float">
            <text:p>15,882426977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86488846551" calcext:value-type="float">
            <text:p>99,66</text:p>
          </table:table-cell>
          <table:table-cell table:style-name="ce3" table:formula="of:=([.F8]/12597)*100" office:value-type="float" office:value="0.341351115344923" calcext:value-type="float">
            <text:p>0,34</text:p>
          </table:table-cell>
          <table:table-cell office:value-type="float" office:value="8290" calcext:value-type="float">
            <text:p>8290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41.407781839" calcext:value-type="float">
            <text:p>141,407781839</text:p>
          </table:table-cell>
          <table:table-cell office:value-type="float" office:value="16.1229290962" calcext:value-type="float">
            <text:p>16,12292909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 office:value-type="float" office:value="8306" calcext:value-type="float">
            <text:p>8306</text:p>
          </table:table-cell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180.874061823" calcext:value-type="float">
            <text:p>180,874061823</text:p>
          </table:table-cell>
          <table:table-cell office:value-type="float" office:value="16.1252760887" calcext:value-type="float">
            <text:p>16,125276088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 office:value-type="float" office:value="8215" calcext:value-type="float">
            <text:p>8215</text:p>
          </table:table-cell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294.536663055" calcext:value-type="float">
            <text:p>294,536663055</text:p>
          </table:table-cell>
          <table:table-cell office:value-type="float" office:value="15.976391077" calcext:value-type="float">
            <text:p>15,9763910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07104866238" calcext:value-type="float">
            <text:p>99,65</text:p>
          </table:table-cell>
          <table:table-cell table:style-name="ce3" table:formula="of:=([.F11]/12597)*100" office:value-type="float" office:value="0.349289513376201" calcext:value-type="float">
            <text:p>0,35</text:p>
          </table:table-cell>
          <table:table-cell office:value-type="float" office:value="7944" calcext:value-type="float">
            <text:p>7944</text:p>
          </table:table-cell>
          <table:table-cell table:style-name="ce4" table:formula="of:=[.E27]+[.H27]" office:value-type="float" office:value="12553" calcext:value-type="float">
            <text:p>12553</text:p>
          </table:table-cell>
          <table:table-cell table:formula="of:=12597-[.E11]" office:value-type="float" office:value="44" calcext:value-type="float">
            <text:p>44</text:p>
          </table:table-cell>
          <table:table-cell office:value-type="float" office:value="192.366053104" calcext:value-type="float">
            <text:p>192,366053104</text:p>
          </table:table-cell>
          <table:table-cell office:value-type="float" office:value="15.4272639751" calcext:value-type="float">
            <text:p>15,42726397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2887195364" calcext:value-type="float">
            <text:p>99,6792887195</text:p>
          </table:table-cell>
          <table:table-cell table:formula="of:=AVERAGE([.C2:.C11])" office:value-type="float" office:value="0.320711280463602" calcext:value-type="float">
            <text:p>0,3207112805</text:p>
          </table:table-cell>
          <table:table-cell table:formula="of:=SUM([.D2:.D11])/10" office:value-type="float" office:value="8285.1" calcext:value-type="float">
            <text:p>8285,1</text:p>
          </table:table-cell>
          <table:table-cell table:formula="of:=AVERAGE([.E2:.E11])" office:value-type="float" office:value="12556.6" calcext:value-type="float">
            <text:p>12556,6</text:p>
          </table:table-cell>
          <table:table-cell table:formula="of:=AVERAGE([.F2:.F11])" office:value-type="float" office:value="40.4" calcext:value-type="float">
            <text:p>40,4</text:p>
          </table:table-cell>
          <table:table-cell table:formula="of:=SUM([.G2:.G11])/10" office:value-type="float" office:value="190.3577095269" calcext:value-type="float">
            <text:p>190,3577095269</text:p>
          </table:table-cell>
          <table:table-cell table:formula="of:=SUM([.H2:.H11])/10" office:value-type="float" office:value="16.10250442027" calcext:value-type="float">
            <text:p>16,102504420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704215289355" calcext:value-type="float">
            <text:p>0,657704215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8" calcext:value-type="float">
            <text:p>5843,8</text:p>
          </table:table-cell>
          <table:table-cell table:formula="of:=AVERAGE([.G18:.G27])" office:value-type="float" office:value="18.9" calcext:value-type="float">
            <text:p>18,9</text:p>
          </table:table-cell>
          <table:table-cell/>
          <table:table-cell office:value-type="float" office:value="5919" calcext:value-type="float">
            <text:p>59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12597-SUM([.E18:.G18])" office:value-type="float" office:value="6633" calcext:value-type="float">
            <text:p>66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5" calcext:value-type="float">
            <text:p>21,5</text:p>
          </table:table-cell>
          <table:table-cell table:formula="of:=AVERAGE([.H18:.H27])" office:value-type="float" office:value="6712.8" calcext:value-type="float">
            <text:p>6712,8</text:p>
          </table:table-cell>
          <table:table-cell/>
          <table:table-cell office:value-type="float" office:value="5718" calcext:value-type="float">
            <text:p>57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838" calcext:value-type="float">
            <text:p>68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11" calcext:value-type="float">
            <text:p>67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8" calcext:value-type="float">
            <text:p>5843,8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12597-SUM([.E21:.G21])" office:value-type="float" office:value="6773" calcext:value-type="float">
            <text:p>677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5" calcext:value-type="float">
            <text:p>21,5</text:p>
          </table:table-cell>
          <table:table-cell table:number-columns-repeated="2"/>
          <table:table-cell office:value-type="float" office:value="5923" calcext:value-type="float">
            <text:p>59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645" calcext:value-type="float">
            <text:p>66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9" calcext:value-type="float">
            <text:p>18,9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43" calcext:value-type="float">
            <text:p>664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2.8" calcext:value-type="float">
            <text:p>6712,8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19" calcext:value-type="float">
            <text:p>67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804" calcext:value-type="float">
            <text:p>68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77" calcext:value-type="float">
            <text:p>667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7:.G27])"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92887195364" calcext:value-type="float">
            <text:p>0,9967928872</text:p>
          </table:table-cell>
          <table:table-cell table:number-columns-repeated="2"/>
          <table:table-cell table:formula="of:=SUM([.E18:.E27])/10" office:value-type="float" office:value="5843.8" calcext:value-type="float">
            <text:p>5843,8</text:p>
          </table:table-cell>
          <table:table-cell table:formula="of:=SUM([.F18:.F27])/10" office:value-type="float" office:value="21.5" calcext:value-type="float">
            <text:p>21,5</text:p>
          </table:table-cell>
          <table:table-cell table:formula="of:=SUM([.G18:.G27])/10" office:value-type="float" office:value="18.9" calcext:value-type="float">
            <text:p>18,9</text:p>
          </table:table-cell>
          <table:table-cell table:formula="of:=SUM([.H18:.H27])/10" office:value-type="float" office:value="6712.8" calcext:value-type="float">
            <text:p>6712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0711280463602" calcext:value-type="float">
            <text:p>0,0032071128</text:p>
          </table:table-cell>
          <table:table-cell table:number-columns-repeated="2"/>
          <table:table-cell table:formula="of:=SUM([.E18:.E27])" office:value-type="float" office:value="58438" calcext:value-type="float">
            <text:p>58438</text:p>
          </table:table-cell>
          <table:table-cell table:formula="of:=SUM([.F18:.F27])" office:value-type="float" office:value="215" calcext:value-type="float">
            <text:p>215</text:p>
          </table:table-cell>
          <table:table-cell table:formula="of:=SUM([.G18:.G27])" office:value-type="float" office:value="189" calcext:value-type="float">
            <text:p>189</text:p>
          </table:table-cell>
          <table:table-cell table:formula="of:=SUM([.H18:.H27])" office:value-type="float" office:value="67128" calcext:value-type="float">
            <text:p>6712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76229382366" calcext:value-type="float">
            <text:p>0,9967762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07389038207" calcext:value-type="float">
            <text:p>0,9968073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13:32.8445663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5S</meta:editing-duration>
    <meta:editing-cycles>7</meta:editing-cycles>
    <meta:generator>LibreOffice/5.1.6.2$Linux_X86_64 LibreOffice_project/10m0$Build-2</meta:generator>
    <dc:date>2018-01-24T00:13:45.306306873</dc:date>
    <meta:document-statistic meta:table-count="1" meta:cell-count="181" meta:object-count="0"/>
  </office:meta>
</office:document-meta>
</file>